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02496d"/>
    </style:style>
    <style:style style:name="gr1" style:family="graphic">
      <style:graphic-properties draw:textarea-horizontal-align="justify" draw:textarea-vertical-align="middle" draw:auto-grow-height="false" fo:min-height="1.318cm" fo:min-width="2.051cm" loext:text-box="tru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4.102cm" svg:height="3.954cm" svg:x="3.163cm" svg:y="2.088cm"><text:p text:style-name="P1"><text:page-number text:select-page="current">1</text:page-number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">Triangle</text:span> with page number fie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Lucida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Lucid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Miklos Vajna</dc:creator>
    <meta:editing-cycles>3</meta:editing-cycles>
    <meta:creation-date>2014-04-03T08:14:00</meta:creation-date>
    <dc:date>2014-06-25T10:41:46.282994350</dc:date>
    <meta:editing-duration>PT2M5S</meta:editing-duration>
    <meta:generator>LibreOfficeDev/4.4.0.0.alpha0$Linux_X86_64 LibreOffice_project/ca362d6348e4d0a29317492b3c8ef9637a656f4f</meta:generator>
    <meta:document-statistic meta:table-count="0" meta:image-count="0" meta:object-count="0" meta:page-count="1" meta:paragraph-count="2" meta:word-count="6" meta:character-count="33" meta:non-whitespace-character-count="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